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enlo1" svg:font-family="Menlo"/>
    <style:font-face style:name="Menlo" svg:font-family="Menlo, Monaco, Consolas, 'Courier New', monospace"/>
    <style:font-face style:name="OpenSymbol" svg:font-family="OpenSymbol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c7254e" style:font-name="Menlo" fo:font-size="9.5pt" fo:letter-spacing="normal" fo:font-style="normal" fo:font-weight="normal"/>
    </style:style>
    <style:style style:name="P2" style:family="paragraph" style:parent-style-name="Standard">
      <style:text-properties fo:color="#c7254e" style:font-name="Menlo" fo:font-size="9.5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text-properties fo:font-variant="normal" fo:text-transform="none" fo:color="#000000" style:font-name="Menlo" fo:font-size="9.5pt" fo:letter-spacing="normal" fo:font-style="normal" fo:font-weight="normal"/>
    </style:style>
    <style:style style:name="P5" style:family="paragraph" style:parent-style-name="Preformatted_20_Text">
      <style:text-properties fo:font-variant="normal" fo:text-transform="none" fo:color="#000000" style:font-name="Menlo1" fo:font-size="9pt" fo:letter-spacing="normal" fo:font-style="normal" fo:font-weight="normal"/>
    </style:style>
    <style:style style:name="P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7" style:family="paragraph" style:parent-style-name="Standard" style:list-style-name="L1"/>
    <style:style style:name="P8" style:family="paragraph" style:parent-style-name="Standard">
      <style:text-properties fo:font-variant="normal" fo:text-transform="none" fo:color="#000000" fo:letter-spacing="normal"/>
    </style:style>
    <style:style style:name="P9" style:family="paragraph" style:parent-style-name="Standard">
      <style:text-properties fo:color="#c7254e" style:font-name="Menlo" fo:font-size="9.5pt"/>
    </style:style>
    <style:style style:name="P10" style:family="paragraph" style:parent-style-name="Standard" style:list-style-name="L1">
      <style:text-properties officeooo:rsid="0015ecdc" officeooo:paragraph-rsid="0015ecdc"/>
    </style:style>
    <style:style style:name="P11" style:family="paragraph" style:parent-style-name="Preformatted_20_Text" style:list-style-name="L1">
      <style:text-properties officeooo:rsid="0015ecdc" officeooo:paragraph-rsid="0015ecdc"/>
    </style:style>
    <style:style style:name="T1" style:family="text">
      <style:text-properties fo:font-style="normal" fo:font-weight="normal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Menlo1" fo:font-size="9pt" fo:font-weight="bold"/>
    </style:style>
    <style:style style:name="T4" style:family="text">
      <style:text-properties fo:color="#000000" style:font-name="Menlo1" fo:font-size="9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style:font-name="monospace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a67f59" style:font-name="monospace" fo:letter-spacing="normal" fo:font-style="normal" fo:font-weight="normal" loext:padding="0in" loext:border="none"/>
    </style:style>
    <style:style style:name="T8" style:family="text">
      <style:text-properties fo:color="#808000" style:font-name="Menlo1" fo:font-size="9pt"/>
    </style:style>
    <style:style style:name="T9" style:family="text">
      <style:text-properties officeooo:rsid="0015ecd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gservice 002 is <text:span text:style-name="T9">a </text:span>web <text:span text:style-name="T9">application</text:span>:</text:p>
      <text:list xml:id="list4191286113" text:style-name="L1">
        <text:list-item>
          <text:p text:style-name="P7">it connects to a <text:span text:style-name="T9">Postgress</text:span> database with user <text:span text:style-name="T9">postgresuser</text:span> and password password</text:p>
        </text:list-item>
        <text:list-item>
          <text:p text:style-name="P7">database is <text:span text:style-name="T9">postgres_demo</text:span></text:p>
        </text:list-item>
        <text:list-item>
          <text:p text:style-name="P7">it is a web service (for now just a greeting object)</text:p>
        </text:list-item>
        <text:list-item>
          <text:p text:style-name="P10">Maven has been used.</text:p>
        </text:list-item>
        <text:list-item>
          <text:p text:style-name="P10">To create the project from the command line with spring CLI:</text:p>
          <text:p text:style-name="P10">See</text:p>
          <text:p text:style-name="P10"><text:a xlink:type="simple" xlink:href="https://www.callicoder.com/spring-boot-jpa-hibernate-postgresql-restful-crud-api-example/" text:style-name="Internet_20_link" text:visited-style-name="Visited_20_Internet_20_Link">https://www.callicoder.com/spring-boot-jpa-hibernate-postgresql-restful-crud-api-example/</text:a></text:p>
        </text:list-item>
        <text:list-item>
          <text:p text:style-name="P11"><text:span text:style-name="Source_20_Text"><text:span text:style-name="T6">spring init --name</text:span></text:span><text:span text:style-name="Source_20_Text"><text:span text:style-name="T7">=</text:span></text:span><text:span text:style-name="Source_20_Text"><text:span text:style-name="T6">postgres-demo --dependencies</text:span></text:span><text:span text:style-name="Source_20_Text"><text:span text:style-name="T7">=</text:span></text:span><text:span text:style-name="Source_20_Text"><text:span text:style-name="T6">web,jpa,postgresql postgres-demo</text:span></text:span></text:p>
          <text:p text:style-name="P10"/>
        </text:list-item>
      </text:list>
      <text:p text:style-name="Standard"/>
      <text:p text:style-name="Standard">See <text:a xlink:type="simple" xlink:href="https://spring.io/guides/gs/rest-service/" text:style-name="Internet_20_link" text:visited-style-name="Visited_20_Internet_20_Link">https://spring.io/guides/gs/rest-service/</text:a></text:p>
      <text:p text:style-name="Standard">See <text:a xlink:type="simple" xlink:href="https://dzone.com/articles/spring-boot-with-spring-data-jpa" text:style-name="Internet_20_link" text:visited-style-name="Visited_20_Internet_20_Link">https://dzone.com/articles/spring-boot-with-spring-data-jpa</text:a></text:p>
      <text:p text:style-name="Standard">to be able to understand this first read</text:p>
      <text:p text:style-name="Standard"><text:a xlink:type="simple" xlink:href="https://www.amitph.com/spring-boot-rest-service/#2_Mock_Data_Provider" text:style-name="Internet_20_link" text:visited-style-name="Visited_20_Internet_20_Link">https://www.amitph.com/spring-boot-rest-service/#2_Mock_Data_Provider</text:a></text:p>
      <text:p text:style-name="Standard"/>
      <text:p text:style-name="Standard"/>
      <text:p text:style-name="Standard">Compared with the last link, the REST web service has been extended with search by name by using a function <text:s/>findDogByName() generated by JPA on the basis of entity and field name.</text:p>
      <text:p text:style-name="Standard"/>
      <text:p text:style-name="P8"><text:span text:style-name="T1"/></text:p>
      <text:p text:style-name="Standard">Get a dog by name:</text:p>
      <text:p text:style-name="P1"><text:a xlink:type="simple" xlink:href="http://localhost:8080/dogs/name/Rikki" text:style-name="Internet_20_link" text:visited-style-name="Visited_20_Internet_20_Link">http://localhost:8080/dogs/name/Rikki</text:a></text:p>
      <text:p text:style-name="P1"/>
      <text:p text:style-name="Standard">Create a new <text:span text:style-name="T9">IdMessage</text:span> object using a form, filled in with GET</text:p>
      <text:p text:style-name="Standard"><text:a xlink:type="simple" xlink:href="http://localhost:8080/getmessage" text:style-name="Internet_20_link" text:visited-style-name="Visited_20_Internet_20_Link">http://localhost:8080/</text:a><text:a xlink:type="simple" xlink:href="http://localhost:8080/getmessage" text:style-name="Internet_20_link" text:visited-style-name="Visited_20_Internet_20_Link"><text:span text:style-name="T9">getmessage</text:span></text:a></text:p>
      <text:p text:style-name="Standard"/>
      <text:p text:style-name="P1"/>
      <text:p text:style-name="Standard">show the resulting <text:span text:style-name="T9">IdMessage</text:span> object, the form has been posted with a post request from the form</text:p>
      <text:p text:style-name="Standard"><text:a xlink:type="simple" xlink:href="http://localhost:8080/showgetmessage" text:style-name="Internet_20_link" text:visited-style-name="Visited_20_Internet_20_Link">http://localhost:8080/</text:a><text:a xlink:type="simple" xlink:href="http://localhost:8080/showgetmessage" text:style-name="Internet_20_link" text:visited-style-name="Visited_20_Internet_20_Link"><text:span text:style-name="T9">showgetmessage</text:span></text:a></text:p>
      <text:p text:style-name="Standard"/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enlo1" svg:font-family="Menlo"/>
    <style:font-face style:name="Menlo" svg:font-family="Menlo, Monaco, Consolas, 'Courier New', monospace"/>
    <style:font-face style:name="OpenSymbol" svg:font-family="OpenSymbol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an Bakker</meta:initial-creator>
    <meta:creation-date>2019-07-18T15:24:03</meta:creation-date>
    <dc:date>2019-08-09T13:59:39.290957816</dc:date>
    <meta:editing-duration>PT27M</meta:editing-duration>
    <meta:editing-cycles>12</meta:editing-cycles>
    <meta:generator>LibreOffice/6.2.5.2$MacOSX_X86_64 LibreOffice_project/1ec314fa52f458adc18c4f025c545a4e8b22c159</meta:generator>
    <meta:document-statistic meta:table-count="0" meta:image-count="0" meta:object-count="0" meta:page-count="1" meta:paragraph-count="21" meta:word-count="147" meta:character-count="1131" meta:non-whitespace-character-count="1014"/>
  </office:meta>
</office:document-meta>
</file>